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1.088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51cm" svg:stroke-color="#158466" draw:marker-start-width="0.279cm" draw:marker-end="Arrowheads_20_16" draw:marker-end-width="0.381cm" draw:fill="none" draw:textarea-vertical-align="middle" fo:padding-top="0.15cm" fo:padding-bottom="0.15cm" fo:padding-left="0.275cm" fo:padding-right="0.275cm" loext:decorative="false"/>
    </style:style>
    <style:style style:name="gr3" style:family="graphic" style:parent-style-name="objectwithoutfill">
      <style:graphic-properties svg:stroke-width="0.051cm" svg:stroke-color="#158466" draw:marker-start-width="0.279cm" draw:marker-end="Arrowheads_20_18" draw:marker-end-width="0.381cm" draw:fill="none" draw:textarea-vertical-align="middle" fo:padding-top="0.15cm" fo:padding-bottom="0.15cm" fo:padding-left="0.275cm" fo:padding-right="0.275cm" loext:decorative="false"/>
    </style:style>
    <style:style style:name="gr4" style:family="graphic" style:parent-style-name="objectwithoutfill">
      <style:graphic-properties svg:stroke-width="0.051cm" svg:stroke-color="#158466" draw:marker-start-width="0.279cm" draw:marker-end="Arrowheads_20_19" draw:marker-end-width="0.381cm" draw:fill="none" draw:textarea-vertical-align="middle" fo:padding-top="0.15cm" fo:padding-bottom="0.15cm" fo:padding-left="0.275cm" fo:padding-right="0.275cm" loext:decorative="false"/>
    </style:style>
    <style:style style:name="gr5" style:family="graphic" style:parent-style-name="objectwithoutfill">
      <style:graphic-properties svg:stroke-width="0.051cm" svg:stroke-color="#158466" draw:marker-start-width="0.279cm" draw:marker-end="Arrowheads_20_20" draw:marker-end-width="0.381cm" draw:fill="none" draw:textarea-vertical-align="middle" fo:padding-top="0.15cm" fo:padding-bottom="0.15cm" fo:padding-left="0.275cm" fo:padding-right="0.275cm" loext:decorative="false"/>
    </style:style>
    <style:style style:name="gr6" style:family="graphic" style:parent-style-name="objectwithoutfill">
      <style:graphic-properties svg:stroke-width="0.051cm" svg:stroke-color="#3465a4" draw:marker-start-width="0.279cm" draw:marker-end="Arrowheads_20_21" draw:marker-end-width="0.381cm" draw:fill="none" draw:textarea-vertical-align="middle" fo:padding-top="0.15cm" fo:padding-bottom="0.15cm" fo:padding-left="0.275cm" fo:padding-right="0.275cm" loext:decorative="false"/>
    </style:style>
    <style:style style:name="gr7" style:family="graphic" style:parent-style-name="objectwithoutfill">
      <style:graphic-properties svg:stroke-width="0.051cm" svg:stroke-color="#3465a4" draw:marker-start-width="0.279cm" draw:marker-end="Arrowheads_20_22" draw:marker-end-width="0.381cm" draw:fill="none" draw:textarea-vertical-align="middle" fo:padding-top="0.15cm" fo:padding-bottom="0.15cm" fo:padding-left="0.275cm" fo:padding-right="0.275cm" loext:decorative="false"/>
    </style:style>
    <style:style style:name="gr8" style:family="graphic" style:parent-style-name="objectwithoutfill">
      <style:graphic-properties svg:stroke-width="0.051cm" svg:stroke-color="#3465a4" draw:marker-start-width="0.279cm" draw:marker-end="Arrowheads_20_23" draw:marker-end-width="0.381cm" draw:fill="none" draw:textarea-vertical-align="middle" fo:padding-top="0.15cm" fo:padding-bottom="0.15cm" fo:padding-left="0.275cm" fo:padding-right="0.275cm" loext:decorative="false"/>
    </style:style>
    <style:style style:name="gr9" style:family="graphic" style:parent-style-name="objectwithoutfill">
      <style:graphic-properties svg:stroke-width="0.051cm" svg:stroke-color="#3465a4" draw:marker-start-width="0.279cm" draw:marker-end="Arrowheads_20_24" draw:marker-end-width="0.381cm" draw:fill="none" draw:textarea-vertical-align="middle" fo:padding-top="0.15cm" fo:padding-bottom="0.15cm" fo:padding-left="0.275cm" fo:padding-right="0.275cm" loext:decorative="false"/>
    </style:style>
    <style:style style:name="gr10" style:family="graphic" style:parent-style-name="objectwithoutfill">
      <style:graphic-properties svg:stroke-width="0.051cm" svg:stroke-color="#158466" draw:marker-start-width="0.279cm" draw:marker-end="Arrowheads_20_25" draw:marker-end-width="0.381cm" draw:fill="none" draw:textarea-vertical-align="middle" fo:padding-top="0.15cm" fo:padding-bottom="0.15cm" fo:padding-left="0.275cm" fo:padding-right="0.275cm" loext:decorative="false"/>
    </style:style>
    <style:style style:name="gr11" style:family="graphic" style:parent-style-name="objectwithoutfill">
      <style:graphic-properties svg:stroke-width="0.051cm" svg:stroke-color="#158466" draw:marker-start-width="0.279cm" draw:marker-end="Arrowheads_20_26" draw:marker-end-width="0.381cm" draw:fill="none" draw:textarea-vertical-align="middle" fo:padding-top="0.15cm" fo:padding-bottom="0.15cm" fo:padding-left="0.275cm" fo:padding-right="0.275cm" loext:decorative="false"/>
    </style:style>
    <style:style style:name="gr12" style:family="graphic" style:parent-style-name="objectwithoutfill">
      <style:graphic-properties svg:stroke-width="0.051cm" svg:stroke-color="#3465a4" draw:marker-start-width="0.279cm" draw:marker-end="Arrowheads_20_27" draw:marker-end-width="0.381cm" draw:fill="none" draw:textarea-vertical-align="middle" fo:padding-top="0.15cm" fo:padding-bottom="0.15cm" fo:padding-left="0.275cm" fo:padding-right="0.275cm" loext:decorative="false"/>
    </style:style>
    <style:style style:name="gr13" style:family="graphic" style:parent-style-name="objectwithoutfill">
      <style:graphic-properties svg:stroke-width="0.051cm" svg:stroke-color="#3465a4" draw:marker-start-width="0.279cm" draw:marker-end="Arrowheads_20_28" draw:marker-end-width="0.381cm" draw:fill="none" draw:textarea-vertical-align="middle" fo:padding-top="0.15cm" fo:padding-bottom="0.15cm" fo:padding-left="0.275cm" fo:padding-right="0.275cm" loext:decorative="false"/>
    </style:style>
    <style:style style:name="gr14" style:family="graphic" style:parent-style-name="objectwithoutfill">
      <style:graphic-properties svg:stroke-width="0.051cm" svg:stroke-color="#158466" draw:marker-start-width="0.279cm" draw:marker-end="Arrowheads_20_29" draw:marker-end-width="0.381cm" draw:fill="none" draw:textarea-vertical-align="middle" fo:padding-top="0.15cm" fo:padding-bottom="0.15cm" fo:padding-left="0.275cm" fo:padding-right="0.275cm" loext:decorative="false"/>
    </style:style>
    <style:style style:name="gr15" style:family="graphic" style:parent-style-name="objectwithoutfill">
      <style:graphic-properties svg:stroke-width="0.051cm" svg:stroke-color="#158466" draw:marker-start-width="0.279cm" draw:marker-end="Arrowheads_20_30" draw:marker-end-width="0.381cm" draw:fill="none" draw:textarea-vertical-align="middle" fo:padding-top="0.15cm" fo:padding-bottom="0.15cm" fo:padding-left="0.275cm" fo:padding-right="0.275cm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697cm" fo:min-width="0cm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002cm" fo:min-width="0.847cm" loext:decorative="false"/>
      <style:paragraph-properties style:writing-mode="lr-tb"/>
    </style:style>
    <style:style style:name="gr19" style:family="graphic" style:parent-style-name="standard">
      <style:graphic-properties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0pt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T5" style:family="text">
      <style:text-properties style:font-name="Liberation Sans" fo:font-size="18pt" fo:font-weight="bold" style:letter-kerning="true" style:font-name-asian="Noto Sans CJK SC" style:font-size-asian="18pt" style:font-weight-asian="bold" style:font-name-complex="Noto Sans Devanagari" style:font-size-complex="18pt" style:font-weight-complex="bold"/>
    </style:style>
    <style:style style:name="T6" style:family="text">
      <style:text-properties style:font-name="Nimbus Mono PS" fo:font-size="18pt" style:letter-kerning="true" style:font-name-asian="Noto Sans CJK SC" style:font-size-asian="18pt" style:font-name-complex="Noto Sans Devanagari" style:font-size-complex="18pt"/>
    </style:style>
    <style:style style:name="T7" style:family="text">
      <style:text-properties style:font-name="Nimbus Mono PS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588cm" svg:height="1.27cm" svg:x="3.948cm" svg:y="16.967cm">
          <text:p text:style-name="P1"><text:span text:style-name="T1">2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588cm" svg:height="1.27cm" svg:x="2.361cm" svg:y="16.967cm">
          <text:p text:style-name="P1"><text:span text:style-name="T1">1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588cm" svg:height="1.27cm" svg:x="5.535cm" svg:y="16.967cm">
          <text:p text:style-name="P1"><text:span text:style-name="T1">3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588cm" svg:height="1.27cm" svg:x="0.774cm" svg:y="16.967cm">
          <text:p text:style-name="P1"><text:span text:style-name="T1">0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588cm" svg:height="1.27cm" svg:x="7.123cm" svg:y="16.967cm">
          <text:p text:style-name="P1"><text:span text:style-name="T1">4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588cm" svg:height="1.27cm" svg:x="8.71cm" svg:y="16.967cm">
          <text:p text:style-name="P1"><text:span text:style-name="T1">5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588cm" svg:height="1.27cm" svg:x="10.298cm" svg:y="16.967cm">
          <text:p text:style-name="P1"><text:span text:style-name="T1">6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588cm" svg:height="1.27cm" svg:x="13.473cm" svg:y="16.967cm">
          <text:p text:style-name="P1"><text:span text:style-name="T1">8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588cm" svg:height="1.27cm" svg:x="11.885cm" svg:y="16.967cm">
          <text:p text:style-name="P1"><text:span text:style-name="T1">7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588cm" svg:height="1.27cm" svg:x="15.061cm" svg:y="16.967cm">
          <text:p text:style-name="P1"><text:span text:style-name="T1">9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588cm" svg:height="1.27cm" svg:x="16.649cm" svg:y="16.967cm">
          <text:p text:style-name="P1"><text:span text:style-name="T1">10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588cm" svg:height="1.27cm" svg:x="18.236cm" svg:y="16.967cm">
          <text:p text:style-name="P1"><text:span text:style-name="T1">11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588cm" svg:height="1.27cm" svg:x="21.411cm" svg:y="16.967cm">
          <text:p text:style-name="P1"><text:span text:style-name="T1">13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1.588cm" svg:height="1.27cm" svg:x="22.999cm" svg:y="16.967cm">
          <text:p text:style-name="P1"><text:span text:style-name="T1">14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1.588cm" svg:height="1.27cm" svg:x="19.823cm" svg:y="16.967cm">
          <text:p text:style-name="P1"><text:span text:style-name="T1">12</text:span></text:p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-0.134cm" svg:x1="1.568cm" svg:y1="16.967cm" svg:x2="3.155cm" svg:y2="16.967cm" draw:start-shape="id1" draw:start-glue-point="0" draw:end-shape="id2" draw:end-glue-point="0" svg:d="M1568 16967v-660h1587v660" svg:viewBox="0 0 1588 661">
          <text:p/>
        </draw:connector>
        <draw:connector draw:style-name="gr3" draw:text-style-name="P3" draw:layer="layout" draw:line-skew="-0.134cm" svg:x1="1.568cm" svg:y1="16.967cm" svg:x2="4.742cm" svg:y2="16.967cm" draw:start-shape="id1" draw:start-glue-point="0" draw:end-shape="id3" draw:end-glue-point="0" svg:d="M1568 16967v-660h3174v660" svg:viewBox="0 0 3175 661">
          <text:p/>
        </draw:connector>
        <draw:connector draw:style-name="gr4" draw:text-style-name="P3" draw:layer="layout" draw:line-skew="0.451cm" svg:x1="3.155cm" svg:y1="18.237cm" svg:x2="6.329cm" svg:y2="18.237cm" draw:start-shape="id2" draw:start-glue-point="2" draw:end-shape="id4" draw:end-glue-point="2" svg:d="M3155 18237v977h3174v-977" svg:viewBox="0 0 3175 978">
          <text:p/>
        </draw:connector>
        <draw:connector draw:style-name="gr5" draw:text-style-name="P3" draw:layer="layout" draw:line-skew="0.451cm" svg:x1="3.155cm" svg:y1="18.237cm" svg:x2="7.917cm" svg:y2="18.237cm" draw:start-shape="id2" draw:start-glue-point="2" draw:end-shape="id5" draw:end-glue-point="2" svg:d="M3155 18237v977h4762v-977" svg:viewBox="0 0 4763 978">
          <text:p/>
        </draw:connector>
        <draw:connector draw:style-name="gr6" draw:text-style-name="P3" draw:layer="layout" draw:line-skew="0.134cm" svg:x1="4.742cm" svg:y1="18.237cm" svg:x2="9.504cm" svg:y2="18.237cm" draw:start-shape="id3" draw:start-glue-point="2" draw:end-shape="id6" svg:d="M4742 18237v660h4762v-660" svg:viewBox="0 0 4763 661">
          <text:p/>
        </draw:connector>
        <draw:connector draw:style-name="gr7" draw:text-style-name="P3" draw:layer="layout" draw:line-skew="0.134cm" svg:x1="4.742cm" svg:y1="18.237cm" svg:x2="11.092cm" svg:y2="18.237cm" draw:start-shape="id3" draw:start-glue-point="2" draw:end-shape="id7" draw:end-glue-point="2" svg:d="M4742 18237v660h6350v-660" svg:viewBox="0 0 6351 661">
          <text:p/>
        </draw:connector>
        <draw:connector draw:style-name="gr8" draw:text-style-name="P3" draw:layer="layout" draw:line-skew="-0.134cm" svg:x1="6.329cm" svg:y1="16.967cm" svg:x2="12.679cm" svg:y2="16.967cm" draw:start-shape="id4" draw:start-glue-point="0" draw:end-shape="id8" draw:end-glue-point="0" svg:d="M6329 16967v-660h6350v660" svg:viewBox="0 0 6351 661">
          <text:p/>
        </draw:connector>
        <draw:connector draw:style-name="gr9" draw:text-style-name="P3" draw:layer="layout" draw:line-skew="-0.134cm" svg:x1="6.329cm" svg:y1="16.967cm" svg:x2="14.267cm" svg:y2="16.967cm" draw:start-shape="id4" draw:start-glue-point="0" draw:end-shape="id9" draw:end-glue-point="0" svg:d="M6329 16967v-660h7938v660" svg:viewBox="0 0 7939 661">
          <text:p/>
        </draw:connector>
        <draw:connector draw:style-name="gr10" draw:text-style-name="P3" draw:layer="layout" draw:line-skew="-0.452cm" svg:x1="7.917cm" svg:y1="16.967cm" svg:x2="15.855cm" svg:y2="16.967cm" draw:start-shape="id5" draw:start-glue-point="0" draw:end-shape="id10" draw:end-glue-point="0" svg:d="M7917 16967v-978h7938v978" svg:viewBox="0 0 7939 979">
          <text:p/>
        </draw:connector>
        <draw:connector draw:style-name="gr11" draw:text-style-name="P3" draw:layer="layout" draw:line-skew="-0.452cm" svg:x1="7.917cm" svg:y1="16.967cm" svg:x2="17.443cm" svg:y2="16.967cm" draw:start-shape="id5" draw:start-glue-point="0" draw:end-shape="id11" svg:d="M7917 16967v-978h9526v978" svg:viewBox="0 0 9527 979">
          <text:p/>
        </draw:connector>
        <draw:connector draw:style-name="gr12" draw:text-style-name="P3" draw:layer="layout" draw:line-skew="-0.769cm" svg:x1="9.504cm" svg:y1="16.967cm" svg:x2="19.03cm" svg:y2="16.967cm" draw:start-shape="id6" draw:start-glue-point="0" draw:end-shape="id12" draw:end-glue-point="0" svg:d="M9504 16967v-1295h9526v1295" svg:viewBox="0 0 9527 1296">
          <text:p/>
        </draw:connector>
        <draw:connector draw:style-name="gr13" draw:text-style-name="P3" draw:layer="layout" draw:line-skew="-0.769cm" svg:x1="9.504cm" svg:y1="16.967cm" svg:x2="20.617cm" svg:y2="16.967cm" draw:start-shape="id6" draw:end-shape="id13" draw:end-glue-point="0" svg:d="M9504 16967v-1295h11113v1295" svg:viewBox="0 0 11114 1296">
          <text:p/>
        </draw:connector>
        <draw:connector draw:style-name="gr14" draw:text-style-name="P3" draw:layer="layout" draw:line-skew="-1.087cm" svg:x1="11.092cm" svg:y1="16.967cm" svg:x2="22.205cm" svg:y2="16.967cm" draw:start-shape="id7" draw:start-glue-point="0" draw:end-shape="id14" draw:end-glue-point="0" svg:d="M11092 16967v-1613h11113v1613" svg:viewBox="0 0 11114 1614">
          <text:p/>
        </draw:connector>
        <draw:connector draw:style-name="gr15" draw:text-style-name="P3" draw:layer="layout" draw:line-skew="-1.087cm" svg:x1="11.092cm" svg:y1="16.967cm" svg:x2="23.793cm" svg:y2="16.967cm" draw:start-shape="id7" draw:start-glue-point="0" draw:end-shape="id15" draw:end-glue-point="0" svg:d="M11092 16967v-1613h12701v1613" svg:viewBox="0 0 12702 1614">
          <text:p/>
        </draw:connector>
        <draw:frame draw:style-name="gr16" draw:text-style-name="P4" xml:id="id31" draw:id="id31" draw:layer="layout" svg:width="1.888cm" svg:height="0.962cm" svg:x="8.207cm" svg:y="0.457cm">
          <draw:text-box>
            <text:p>root</text:p>
          </draw:text-box>
        </draw:frame>
        <draw:frame draw:style-name="gr17" draw:text-style-name="P4" draw:layer="layout" svg:width="10.16cm" svg:height="14.947cm" svg:x="17.284cm" svg:y="0.488cm">
          <draw:text-box>
            <text:p># <text:span text:style-name="T2">Max Heap</text:span></text:p>
            <text:p><text:s text:c="3"/>Each node greater than children</text:p>
            <text:p># <text:span text:style-name="T3">Min Heap</text:span></text:p>
            <text:p><text:s text:c="3"/>Each node smaller than children</text:p>
            <text:p># <text:span text:style-name="T3">Heapify (Max)</text:span></text:p>
            <text:p><text:s text:c="3"/>Heapify up each node</text:p>
            <text:p><text:s text:c="3"/>On every swap heapify down</text:p>
            <text:p># <text:span text:style-name="T3">Add (Push)</text:span></text:p>
            <text:p><text:span text:style-name="T3"><text:s text:c="2"/></text:span><text:s/>Add leaf and check-heap up</text:p>
            <text:p># <text:span text:style-name="T3">Remove (Pop)</text:span></text:p>
            <text:p><text:s text:c="2"/>Save root value to return</text:p>
            <text:p><text:s text:c="2"/>Set root to -infinite</text:p>
            <text:p><text:s text:c="2"/>Heapify down</text:p>
            <text:p><text:s text:c="2"/>Remove the node with -infinite</text:p>
            <text:p text:style-name="P5"><text:span text:style-name="T4"/></text:p>
            <text:p text:style-name="P5"><text:span text:style-name="T4"># </text:span><text:span text:style-name="T5">Heap as array</text:span></text:p>
            <text:p text:style-name="P5"><text:span text:style-name="T4"><text:s text:c="3"/></text:span><text:span text:style-name="T4"># Each node:</text:span><text:span text:style-name="T4"><text:tab/></text:span><text:span text:style-name="T6">i</text:span></text:p>
            <text:p text:style-name="P5"><text:span text:style-name="T4"><text:s text:c="6"/></text:span><text:span text:style-name="T4"># Left child:</text:span><text:span text:style-name="T4"><text:tab/></text:span><text:span text:style-name="T7">[F</text:span><text:span text:style-name="T6">ormula?]</text:span></text:p>
            <text:p text:style-name="P5"><text:span text:style-name="T8"><text:s text:c="6"/></text:span><text:span text:style-name="T8"># Right child:</text:span><text:span text:style-name="T8"><text:tab/></text:span><text:span text:style-name="T6">[Formula?]</text:span></text:p>
            <text:p text:style-name="P5"><text:span text:style-name="T8"><text:s text:c="6"/></text:span><text:span text:style-name="T8"># Parent: <text:s text:c="5"/></text:span><text:span text:style-name="T8"><text:tab/></text:span><text:span text:style-name="T6">[Formula?]</text:span></text:p>
          </draw:text-box>
        </draw:frame>
        <draw:custom-shape draw:style-name="gr18" draw:text-style-name="P1" xml:id="id23" draw:id="id23" draw:layer="layout" svg:width="1.905cm" svg:height="1.77cm" svg:x="8.206cm" svg:y="2.814cm">
          <text:p text:style-name="P1">9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1" xml:id="id16" draw:id="id16" draw:layer="layout" svg:width="1.905cm" svg:height="1.77cm" svg:x="3.788cm" svg:y="5.672cm">
          <text:p text:style-name="P1">8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1" xml:id="id17" draw:id="id17" draw:layer="layout" svg:width="1.905cm" svg:height="1.77cm" svg:x="1.62cm" svg:y="8.112cm">
          <text:p text:style-name="P1">1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1" xml:id="id18" draw:id="id18" draw:layer="layout" svg:width="1.905cm" svg:height="1.77cm" svg:x="5.81cm" svg:y="8.212cm">
          <text:p text:style-name="P1">7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1" xml:id="id19" draw:id="id19" draw:layer="layout" svg:width="1.905cm" svg:height="1.77cm" svg:x="0.576cm" svg:y="10.934cm">
          <text:p text:style-name="P1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1" xml:id="id20" draw:id="id20" draw:layer="layout" svg:width="1.905cm" svg:height="1.77cm" svg:x="2.655cm" svg:y="10.934cm">
          <text:p text:style-name="P1">7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1" xml:id="id21" draw:id="id21" draw:layer="layout" svg:width="1.905cm" svg:height="1.77cm" svg:x="4.757cm" svg:y="10.934cm">
          <text:p text:style-name="P1">7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1" xml:id="id22" draw:id="id22" draw:layer="layout" svg:width="1.905cm" svg:height="1.77cm" svg:x="6.87cm" svg:y="10.934cm">
          <text:p text:style-name="P1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9" draw:text-style-name="P1" draw:layer="layout" svg:x1="3.788cm" svg:y1="6.557cm" svg:x2="2.573cm" svg:y2="8.112cm" draw:start-shape="id16" draw:start-glue-point="6" draw:end-shape="id17" draw:end-glue-point="4" svg:d="M3788 6557h-1215v1555" svg:viewBox="0 0 1216 1556">
          <text:p/>
        </draw:connector>
        <draw:connector draw:style-name="gr19" draw:text-style-name="P1" draw:layer="layout" svg:x1="5.693cm" svg:y1="6.557cm" svg:x2="6.763cm" svg:y2="8.212cm" draw:start-shape="id16" draw:start-glue-point="10" draw:end-shape="id18" draw:end-glue-point="4" svg:d="M5693 6557h1070v1655" svg:viewBox="0 0 1071 1656">
          <text:p/>
        </draw:connector>
        <draw:connector draw:style-name="gr19" draw:text-style-name="P1" draw:layer="layout" svg:x1="1.62cm" svg:y1="8.997cm" svg:x2="1.529cm" svg:y2="10.934cm" draw:start-shape="id17" draw:start-glue-point="6" draw:end-shape="id19" draw:end-glue-point="4" svg:d="M1620 8997h-91v1937" svg:viewBox="0 0 92 1938">
          <text:p/>
        </draw:connector>
        <draw:connector draw:style-name="gr19" draw:text-style-name="P1" draw:layer="layout" svg:x1="3.525cm" svg:y1="8.997cm" svg:x2="3.608cm" svg:y2="10.934cm" draw:start-shape="id17" draw:start-glue-point="10" draw:end-shape="id20" draw:end-glue-point="4" svg:d="M3525 8997h83v1937" svg:viewBox="0 0 84 1938">
          <text:p/>
        </draw:connector>
        <draw:connector draw:style-name="gr19" draw:text-style-name="P1" draw:layer="layout" svg:x1="5.81cm" svg:y1="9.097cm" svg:x2="5.71cm" svg:y2="10.934cm" draw:start-shape="id18" draw:start-glue-point="6" draw:end-shape="id21" draw:end-glue-point="4" svg:d="M5810 9097h-100v1837" svg:viewBox="0 0 101 1838">
          <text:p/>
        </draw:connector>
        <draw:connector draw:style-name="gr19" draw:text-style-name="P1" draw:layer="layout" svg:x1="7.715cm" svg:y1="9.097cm" svg:x2="7.823cm" svg:y2="10.934cm" draw:start-shape="id18" draw:start-glue-point="10" draw:end-shape="id22" draw:end-glue-point="4" svg:d="M7715 9097h108v1837" svg:viewBox="0 0 109 1838">
          <text:p/>
        </draw:connector>
        <draw:connector draw:style-name="gr19" draw:text-style-name="P1" draw:layer="layout" svg:x1="8.206cm" svg:y1="3.699cm" svg:x2="4.741cm" svg:y2="5.672cm" draw:start-shape="id23" draw:start-glue-point="6" draw:end-shape="id16" draw:end-glue-point="4" svg:d="M8206 3699h-3465v1973" svg:viewBox="0 0 3466 1974">
          <text:p/>
        </draw:connector>
        <draw:custom-shape draw:style-name="gr18" draw:text-style-name="P1" xml:id="id24" draw:id="id24" draw:layer="layout" svg:width="1.905cm" svg:height="1.77cm" svg:x="12.153cm" svg:y="5.675cm">
          <text:p text:style-name="P1">8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1" xml:id="id25" draw:id="id25" draw:layer="layout" svg:width="1.905cm" svg:height="1.77cm" svg:x="9.985cm" svg:y="8.115cm">
          <text:p text:style-name="P1">3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1" xml:id="id26" draw:id="id26" draw:layer="layout" svg:width="1.905cm" svg:height="1.77cm" svg:x="14.175cm" svg:y="8.215cm">
          <text:p text:style-name="P1">8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1" xml:id="id27" draw:id="id27" draw:layer="layout" svg:width="1.905cm" svg:height="1.77cm" svg:x="8.941cm" svg:y="10.937cm">
          <text:p text:style-name="P1">28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1" xml:id="id28" draw:id="id28" draw:layer="layout" svg:width="1.905cm" svg:height="1.77cm" svg:x="11.02cm" svg:y="10.937cm">
          <text:p text:style-name="P1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1" xml:id="id29" draw:id="id29" draw:layer="layout" svg:width="1.905cm" svg:height="1.77cm" svg:x="13.122cm" svg:y="10.937cm">
          <text:p text:style-name="P1">8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1" xml:id="id30" draw:id="id30" draw:layer="layout" svg:width="1.905cm" svg:height="1.77cm" svg:x="15.235cm" svg:y="10.937cm">
          <text:p text:style-name="P1">1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9" draw:text-style-name="P1" draw:layer="layout" svg:x1="12.153cm" svg:y1="6.56cm" svg:x2="10.938cm" svg:y2="8.115cm" draw:start-shape="id24" draw:start-glue-point="6" draw:end-shape="id25" draw:end-glue-point="4" svg:d="M12153 6560h-1215v1555" svg:viewBox="0 0 1216 1556">
          <text:p/>
        </draw:connector>
        <draw:connector draw:style-name="gr19" draw:text-style-name="P1" draw:layer="layout" svg:x1="14.058cm" svg:y1="6.56cm" svg:x2="15.128cm" svg:y2="8.215cm" draw:start-shape="id24" draw:start-glue-point="10" draw:end-shape="id26" draw:end-glue-point="4" svg:d="M14058 6560h1070v1655" svg:viewBox="0 0 1071 1656">
          <text:p/>
        </draw:connector>
        <draw:connector draw:style-name="gr19" draw:text-style-name="P1" draw:layer="layout" svg:x1="9.985cm" svg:y1="9cm" svg:x2="9.894cm" svg:y2="10.937cm" draw:start-shape="id25" draw:start-glue-point="6" draw:end-shape="id27" draw:end-glue-point="4" svg:d="M9985 9000h-91v1937" svg:viewBox="0 0 92 1938">
          <text:p/>
        </draw:connector>
        <draw:connector draw:style-name="gr19" draw:text-style-name="P1" draw:layer="layout" svg:x1="11.89cm" svg:y1="9cm" svg:x2="11.973cm" svg:y2="10.937cm" draw:start-shape="id25" draw:start-glue-point="10" draw:end-shape="id28" draw:end-glue-point="4" svg:d="M11890 9000h83v1937" svg:viewBox="0 0 84 1938">
          <text:p/>
        </draw:connector>
        <draw:connector draw:style-name="gr19" draw:text-style-name="P1" draw:layer="layout" svg:x1="14.175cm" svg:y1="9.1cm" svg:x2="14.075cm" svg:y2="10.937cm" draw:start-shape="id26" draw:start-glue-point="6" draw:end-shape="id29" draw:end-glue-point="4" svg:d="M14175 9100h-100v1837" svg:viewBox="0 0 101 1838">
          <text:p/>
        </draw:connector>
        <draw:connector draw:style-name="gr19" draw:text-style-name="P1" draw:layer="layout" svg:x1="16.08cm" svg:y1="9.1cm" svg:x2="16.188cm" svg:y2="10.937cm" draw:start-shape="id26" draw:start-glue-point="10" draw:end-shape="id30" draw:end-glue-point="4" svg:d="M16080 9100h108v1837" svg:viewBox="0 0 109 1838">
          <text:p/>
        </draw:connector>
        <draw:connector draw:style-name="gr19" draw:text-style-name="P1" draw:layer="layout" svg:x1="10.111cm" svg:y1="3.699cm" svg:x2="13.106cm" svg:y2="5.675cm" draw:start-shape="id23" draw:start-glue-point="10" draw:end-shape="id24" draw:end-glue-point="4" svg:d="M10111 3699h2995v1976" svg:viewBox="0 0 2996 1977">
          <text:p/>
        </draw:connector>
        <draw:connector draw:style-name="gr19" draw:text-style-name="P1" draw:layer="layout" svg:x1="9.151cm" svg:y1="1.419cm" svg:x2="9.159cm" svg:y2="2.814cm" draw:start-shape="id31" draw:start-glue-point="2" draw:end-shape="id23" draw:end-glue-point="4" svg:d="M9151 1419v685h8v710" svg:viewBox="0 0 9 139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3465a4" draw:marker-start-width="0.279cm" draw:marker-start-center="false" draw:marker-end-width="0.279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57cm" fo:margin-bottom="0.457cm" fo:margin-left="0.457cm" fo:margin-right="0.45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4:22:18.960766625</meta:creation-date>
    <meta:generator>LibreOffice/24.2.4.2$MacOSX_AARCH64 LibreOffice_project/51a6219feb6075d9a4c46691dcfe0cd9c4fff3c2</meta:generator>
    <dc:date>2024-06-27T23:48:44.601408896</dc:date>
    <meta:editing-duration>PT2H51M23S</meta:editing-duration>
    <meta:editing-cycles>15</meta:editing-cycles>
    <meta:document-statistic meta:object-count="61"/>
  </office:meta>
</office:document-meta>
</file>